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584414528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1584414800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1584405248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1584429328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1584429424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1584430816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1584439040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1584414528"/>Introduction (Informative)</text:h>
      <text:p text:style-name="Standard">Minimal introductory material, only the stuff that's absolutely needed to understand the Standard.</text:p>
      <text:h text:style-name="Heading_20_1" text:outline-level="1">Intended Use (Normative)</text:h>
      <text:p text:style-name="Standard">Any limitations to the area of use of the Standard.</text:p>
      <text:h text:style-name="Heading_20_1" text:outline-level="1"><text:change-end text:change-id="ct1584414528"/><text:change text:change-id="ct1584414800"/><text:change-start text:change-id="ct1584405248"/>Reference and Context (Normative)<text:change-end text:change-id="ct1584405248"/></text:h>
      <text:p text:style-name="Standard"><text:change text:change-id="ct1584429328"/><text:change-start text:change-id="ct1584429424"/>Citations to other docs, as needed.<text:change-end text:change-id="ct1584429424"/>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1584430816"/></text:h>
      <text:h text:style-name="Heading_20_2" text:outline-level="2">Subsection Title</text:h>
      <text:h text:style-name="Heading_20_3" text:outline-level="3">Sub-subsection Title<text:change-end text:change-id="ct1584430816"/></text:h>
      <text:p text:style-name="Standard">Praesent gravida pulvinar vehicula. Vivamus eu nisl eget sem rutrum suscipit id a magna. Integer id ante odio. </text:p>
      <text:list xml:id="list2045563043" text:style-name="L1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change-start text:change-id="ct1584439040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15844390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58602278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58602291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586022784"/><text:change-start text:change-id="ct1586022912"/>OpenLCB-CAN Praesent Gravida Standard<text:change-end text:change-id="ct1586022912"/></text:p>
      </style:header>
      <style:footer>
        <text:tracked-changes>
          <text:changed-region text:id="ct1586028512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58601670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586016800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586028512"/><text:change-start text:change-id="ct1586016704"/><text:span text:style-name="MT2">Copyright 2010, by J. Day, D. Harris, B. Jacobsen, and A. Shepherd</text:span><text:change-end text:change-id="ct1586016704"/><text:change text:change-id="ct158601680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5:06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529046256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52887454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528872416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1529060320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134694417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28193102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41949216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58603976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529046256"/><text:change-start text:change-id="ct1528874544"/>OpenLCB S<text:change-end text:change-id="ct1528874544"/><text:change-start text:change-id="ct1528872416"/>tandard<text:change-end text:change-id="ct152887241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-start text:change-id="ct1529060320"/>(title)<text:change-end text:change-id="ct152906032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346944176"/><text:change-start text:change-id="ct1281931024"/><text:date style:data-style-name="N37" text:date-value="2010-10-08T17:19:56" text:fixed="true">10/08/10</text:date><text:change-end text:change-id="ct1281931024"/></text:p>
            </table:table-cell>
            <table:table-cell table:style-name="Table1.C1" office:value-type="string">
              <text:p text:style-name="MP9"><text:change text:change-id="ct1341949216"/><text:change-start text:change-id="ct1586039760"/>Preliminary<text:change-end text:change-id="ct1586039760"/></text:p>
            </table:table-cell>
          </table:table-row>
        </table:table>
        <text:p text:style-name="Header"/>
      </style:header>
      <style:footer>
        <text:tracked-changes>
          <text:changed-region text:id="ct1586052528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58603643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586037840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586052528"/><text:change-start text:change-id="ct1586036432"/><text:span text:style-name="MT4">10</text:span><text:change-end text:change-id="ct1586036432"/><text:span text:style-name="MT4">, by J. Day, D. Harris, B. Jacobsen, </text:span><text:change text:change-id="ct1586037840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5:06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55</meta:editing-cycles>
    <meta:editing-duration>PT11H39M55S</meta:editing-duration>
    <meta:generator>OpenOffice.org/3.2$Unix OpenOffice.org_project/320m18$Build-9502</meta:generator>
    <dc:date>2010-10-10T17:25:05</dc:date>
    <dc:creator>Bob Jacobsen</dc:creator>
    <meta:document-statistic meta:table-count="1" meta:image-count="1" meta:object-count="0" meta:page-count="2" meta:paragraph-count="41" meta:word-count="372" meta:character-count="2592"/>
    <meta:user-defined meta:name="Info 1"/>
    <meta:user-defined meta:name="Info 2"/>
    <meta:user-defined meta:name="Info 3"/>
    <meta:user-defined meta:name="Info 4"/>
  </office:meta>
</office:document-meta>
</file>